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layfair Display" svg:font-family="'Playfair Display', serif"/>
  </office:font-face-decls>
  <office:automatic-styles>
    <style:style style:name="P1" style:family="paragraph" style:parent-style-name="Heading_20_1">
      <style:text-properties officeooo:rsid="001f548b" officeooo:paragraph-rsid="001f548b"/>
    </style:style>
    <style:style style:name="P2" style:family="paragraph" style:parent-style-name="Heading_20_1">
      <style:paragraph-properties fo:break-before="page"/>
      <style:text-properties officeooo:rsid="001f548b" officeooo:paragraph-rsid="001f548b"/>
    </style:style>
    <style:style style:name="P3" style:family="paragraph" style:parent-style-name="Heading_20_1">
      <style:paragraph-properties fo:break-before="page"/>
      <style:text-properties officeooo:rsid="00210d06" officeooo:paragraph-rsid="00210d06"/>
    </style:style>
    <style:style style:name="P4" style:family="paragraph" style:parent-style-name="Text_20_body">
      <style:text-properties officeooo:rsid="001f548b" officeooo:paragraph-rsid="001f548b"/>
    </style:style>
    <style:style style:name="P5" style:family="paragraph" style:parent-style-name="Text_20_body">
      <style:paragraph-properties fo:break-before="page"/>
      <style:text-properties officeooo:rsid="001f548b" officeooo:paragraph-rsid="001f548b"/>
    </style:style>
    <style:style style:name="P6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/>
      <style:text-properties officeooo:rsid="001f548b" officeooo:paragraph-rsid="001f548b"/>
    </style:style>
    <style:style style:name="P7" style:family="paragraph" style:parent-style-name="Text_20_body" style:list-style-name="L2">
      <style:text-properties officeooo:rsid="001f548b" officeooo:paragraph-rsid="001f548b"/>
    </style:style>
    <style:style style:name="P8" style:family="paragraph" style:parent-style-name="Text_20_body">
      <style:text-properties officeooo:paragraph-rsid="001f548b"/>
    </style:style>
    <style:style style:name="P9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P10" style:family="paragraph" style:parent-style-name="Text_20_body">
      <style:paragraph-properties fo:margin-left="0in" fo:margin-right="0in" fo:text-indent="0in" style:auto-text-indent="false"/>
    </style:style>
    <style:style style:name="P11" style:family="paragraph" style:parent-style-name="Text_20_body" style:list-style-name="L1">
      <style:paragraph-properties fo:margin-left="0in" fo:margin-right="0in" fo:text-indent="0in" style:auto-text-indent="false"/>
    </style:style>
    <style:style style:name="P12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/>
    </style:style>
    <style:style style:name="P13" style:family="paragraph" style:parent-style-name="Text_20_body" style:list-style-name="L2"/>
    <style:style style:name="P14" style:family="paragraph" style:parent-style-name="Text_20_body" style:list-style-name="L2">
      <style:paragraph-properties fo:margin-left="0in" fo:margin-right="0in" fo:text-indent="0in" style:auto-text-indent="false"/>
    </style:style>
    <style:style style:name="P15" style:family="paragraph" style:parent-style-name="Text_20_body" style:list-style-name="L3"/>
    <style:style style:name="P16" style:family="paragraph" style:parent-style-name="Text_20_body" style:list-style-name="L3">
      <style:paragraph-properties fo:margin-left="0in" fo:margin-right="0in" fo:text-indent="0in" style:auto-text-indent="false"/>
    </style:style>
    <style:style style:name="P17" style:family="paragraph" style:parent-style-name="Text_20_body" style:list-style-name="L4"/>
    <style:style style:name="P18" style:family="paragraph" style:parent-style-name="Text_20_body">
      <style:text-properties officeooo:paragraph-rsid="00210d06"/>
    </style:style>
    <style:style style:name="P19" style:family="paragraph" style:parent-style-name="Text_20_body">
      <style:paragraph-properties fo:break-before="page"/>
      <style:text-properties officeooo:paragraph-rsid="00210d06"/>
    </style:style>
    <style:style style:name="P20" style:family="paragraph" style:parent-style-name="Text_20_body" style:list-style-name="L5"/>
    <style:style style:name="P21" style:family="paragraph" style:parent-style-name="Text_20_body" style:list-style-name="L6"/>
    <style:style style:name="P22" style:family="paragraph" style:parent-style-name="Text_20_body" style:list-style-name="L7"/>
    <style:style style:name="P23" style:family="paragraph" style:parent-style-name="Text_20_body" style:list-style-name="L8"/>
    <style:style style:name="P24" style:family="paragraph" style:parent-style-name="Text_20_body" style:list-style-name="L9">
      <style:paragraph-properties fo:margin-left="0in" fo:margin-right="0in" fo:text-indent="0in" style:auto-text-indent="false"/>
    </style:style>
    <style:style style:name="P25" style:family="paragraph" style:parent-style-name="Text_20_body" style:list-style-name="L10"/>
    <style:style style:name="P26" style:family="paragraph" style:parent-style-name="Text_20_body" style:list-style-name="L10">
      <style:paragraph-properties fo:margin-left="0in" fo:margin-right="0in" fo:margin-top="0in" fo:margin-bottom="0in" style:contextual-spacing="false" fo:text-indent="0in" style:auto-text-indent="false"/>
    </style:style>
    <style:style style:name="T1" style:family="text">
      <style:text-properties officeooo:rsid="001f548b"/>
    </style:style>
    <style:style style:name="T2" style:family="text">
      <style:text-properties fo:font-weight="bold"/>
    </style:style>
    <style:style style:name="T3" style:family="text">
      <style:text-properties fo:font-weight="bold" officeooo:rsid="00210d06"/>
    </style:style>
    <style:style style:name="T4" style:family="text">
      <style:text-properties fo:font-style="italic"/>
    </style:style>
    <style:style style:name="T5" style:family="text">
      <style:text-properties officeooo:rsid="00210d06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IAPOSITIVA 6</text:h>
      <text:p text:style-name="P8">Pasamos ahora a la <text:span text:style-name="T2">Evaluación de la Reparación</text:span>. Aquí respondemos a la pregunta clave: ¿Son fiables los datos que hemos reconstruido?</text:p>
      <text:p text:style-name="P10">En la gráfica pueden ver un ejemplo real del sensor C309 midiendo temperatura. La línea azul muestra el <text:span text:style-name="T1">DATO INICIAL</text:span> <text:span text:style-name="T1">DONDE SE HA RECORTADO </text:span>un tramo plano o perdido, y los puntos rojos son nuestra reconstrucción. Como ven, el modelo ha sido capaz de recuperar perfectamente la <text:span text:style-name="T2">tendencia diurna y nocturna</text:span>, basándose en la correlación con sensores vecinos.</text:p>
      <text:p text:style-name="Text_20_body">Nuestras métricas validan este éxito:</text:p>
      <text:list text:style-name="L1">
        <text:list-item>
          <text:p text:style-name="P11">Tenemos un <text:span text:style-name="T2">Error Absoluto Medio (MAE) de solo 0.25 grados</text:span>, lo que significa que la desviación entre nuestro cálculo y la realidad es mínima.</text:p>
        </text:list-item>
        <text:list-item>
          <text:p text:style-name="P12">El <text:span text:style-name="T2">R² Score medio es de 0.96</text:span> , confirmando una altísima precisión gracias a la multicolinealidad entre variables cíclicas. </text:p>
        </text:list-item>
        <text:list-item>
          <text:p text:style-name="P6">Nuestra PRECISIÓN ES PRÁCTICAMENTE LA RESOLUCIÓN DEL SENSOR</text:p>
        </text:list-item>
      </text:list>
      <text:p text:style-name="P10">Un punto importante es la <text:span text:style-name="T2">Tasa de Recuperación del 7.40%</text:span>. Puede parecer baja, pero es una decisión de diseño: nuestro sistema es conservador. Preferimos descartar un hueco irrecuperable antes que inventar un dato falso. Solo exportamos registros cuando la <text:span text:style-name="T2">continuidad física</text:span> y estadística está garantizada</text:p>
      <text:p text:style-name="P8"/>
      <text:h text:style-name="P2" text:outline-level="1">DIAPOSITIVA 7</text:h>
      <text:p text:style-name="P8">Avanzamos hacia nuestra <text:span text:style-name="T2">Gobernanza de Datos</text:span>. En este proyecto, hemos establecido una 'Política Integral de Calidad' muy estricta: no tratamos todos los fallos igual. Para lograr la máxima fiabilidad, hemos diseñado un <text:span text:style-name="T2">Pipeline de Reconstrucción Diferenciada que actúa en tres capas en cascada</text:span>.</text:p>
      <text:p text:style-name="Text_20_body">Esto significa que, ante un dato perdido, el sistema intenta recuperarlo pasando por tres motores de inteligencia, del más específico al más general:</text:p>
      <text:p text:style-name="P10"><text:span text:style-name="T2">1. La Primera Capa es el Motor de Imputación Unidimensional.</text:span> Este es nuestro especialista. Lo usamos exclusivamente para <text:span text:style-name="T2">variables cíclicas</text:span> que sabemos que están muy correlacionadas entre sí, como la temperatura.</text:p>
      <text:list text:style-name="L2">
        <text:list-item>
          <text:p text:style-name="P7"><text:span text:style-name="T4">Se recuperan los sensores vecinos desde el grafo</text:span></text:p>
        </text:list-item>
        <text:list-item>
          <text:p text:style-name="P14"><text:span text:style-name="T4">¿Cómo funciona?</text:span> Aprende la relación directa entre la variable que falta y la misma variable en los sensores vecinos.</text:p>
        </text:list-item>
        <text:list-item>
          <text:p text:style-name="P13">Si el sensor de al lado sube de temperatura, el sistema sabe cuánto debe subir este. Es muy preciso para fenómenos físicos compartidos <text:span text:style-name="T1">de ahí el R² de 0.99</text:span></text:p>
        </text:list-item>
      </text:list>
      <text:p text:style-name="P9"><text:span text:style-name="T2">2. La Segunda Capa es el Motor de Imputación Multidimensional.</text:span> Si el análisis anterior no es aplicable, activamos este motor más complejo. Aquí ya no miramos una sola variable, sino <text:span text:style-name="T2">todas a la vez</text:span>.</text:p>
      <text:p text:style-name="Text_20_body">+1</text:p>
      <text:list text:style-name="L3">
        <text:list-item>
          <text:p text:style-name="P15">El sistema aprende relaciones cruzadas: por ejemplo, cómo el pH y la conductividad de los vecinos pueden explicar el oxígeno disuelto que nos falta.</text:p>
        </text:list-item>
        <text:list-item>
          <text:p text:style-name="P16">Para garantizar la seguridad, este motor tiene un 'candado': solo actúa si valida que la capacidad de predicción (el R² Score) es superior a <text:span text:style-name="T2">0.70</text:span>. Si no hay certeza matemática, no imputa.</text:p>
        </text:list-item>
      </text:list>
      <text:p text:style-name="P10"><text:span text:style-name="T2">3. La Tercera Capa es la Imputación por Interpolación.</text:span> Esta es nuestra red de seguridad final. Se utiliza solo para <text:span text:style-name="T2">ventanas de tiempo muy pequeñas</text:span> que han quedado aisladas o 'huérfanas'.</text:p>
      <text:list text:style-name="L4">
        <text:list-item>
          <text:p text:style-name="P17">Aquí aplicamos matemáticas lineales o cúbicas para unir los puntos extremos de un hueco breve. Es una reparación quirúrgica para mantener la continuidad de la serie sin inventar tendencias complejas.</text:p>
        </text:list-item>
      </text:list>
      <text:p text:style-name="P9"><text:span text:style-name="T2">El Resultado:</text:span> Gracias a aplicar esta cascada lógica y no un simple 'relleno automático', hemos conseguido recuperar más de <text:span text:style-name="T2">7,800 puntos de datos críticos</text:span> con una calidad excepcional: mantenemos un <text:span text:style-name="T2">R² Score global superior a 0.98</text:span>.</text:p>
      <text:p text:style-name="Text_20_body">+1</text:p>
      <text:p text:style-name="P10">Esto es lo que llamamos nuestro <text:span text:style-name="T2">Estándar de Integridad Crítica</text:span>: datos recuperados en los que podemos confiar ciegamente para la toma de decisiones.</text:p>
      <text:p text:style-name="P4"/>
      <text:p text:style-name="P5">El resto de datos no son recuperables pero no es todo culpa nuestra, la administración ha dejado muchos sensores sin mantenimiento y existen ventanas de apagado de incluso meses</text:p>
      <text:h text:style-name="P3" text:outline-level="1">Autorizados a realizar vertidos</text:h>
      <text:p text:style-name="P18">Dejamos atrás la limpieza técnica de las series temporales y pasamos a entender el contexto físico y administrativo: <text:span text:style-name="T2">¿Quién está autorizado a verter en nuestros ríos y dónde lo hace?</text:span></text:p>
      <text:p text:style-name="Text_20_body">En esta diapositiva 8, lo que ven en pantalla no es una simple lista, sino un <text:span text:style-name="T2">Grafo de Relaciones</text:span>. Hemos modelado la base de datos de autorizaciones como una red compleja para entender las conexiones entre titulares, ubicaciones y tipos de vertido.</text:p>
      <text:p text:style-name="Text_20_body">Quiero destacar tres hallazgos clave que definen la complejidad del problema al que se enfrenta nuestra IA:</text:p>
      <text:p text:style-name="Text_20_body"><text:span text:style-name="T2">1. Heterogeneidad de las Fuentes</text:span> Aunque solemos pensar solo en depuradoras, nuestro análisis revela un ecosistema muy diverso. Tenemos desde grandes Estaciones de Depuración de Aguas Residuales (EDAR) municipales e industriales, hasta complejos agroindustriales y operaciones minero-energéticas.</text:p>
      <text:list text:style-name="L5">
        <text:list-item>
          <text:p text:style-name="P20">Sin embargo, el dato es contundente: la inmensa mayoría, <text:span text:style-name="T2">1,711 de los 1,835 casos analizados</text:span>, son de naturaleza <text:span text:style-name="T2">'Urbano o Asimilable'</text:span>. Esto nos indica que el patrón principal que debe aprender el modelo es el ciclo de vida de las aguas residuales urbanas.</text:p>
        </text:list-item>
      </text:list>
      <text:p text:style-name="Text_20_body"><text:span text:style-name="T2">2. Concentración Geográfica y el 'Punto Ciego' del Terreno</text:span> Geográficamente, <text:span text:style-name="T2">Madrid</text:span> es el foco principal, acumulando la mayor frecuencia de registros (585).</text:p>
      <text:list text:style-name="L6">
        <text:list-item>
          <text:p text:style-name="P21">Pero aquí surge un desafío técnico interesante: el medio receptor más común no es siempre el 'Río', sino el <text:span text:style-name="T2">'Terreno'</text:span>, con 912 casos. Esto complica la trazabilidad directa, ya que muchos vertidos se filtran o no van a un cauce principal inmediato, lo que justifica por qué usamos grafos para trazar relaciones indirectas <text:span text:style-name="T5">mediante una proyección de la posición del autorizado hacia el río y recorriendo aguas abajo los datos.</text:span></text:p>
        </text:list-item>
      </text:list>
      <text:p text:style-name="Text_20_body"><text:span text:style-name="T2">3. La Gran Dispersión de Volúmenes (El problema de la Escala)</text:span> Finalmente, quiero que se fijen en la estadística de volumen. Tenemos una media de casi un millón de metros cúbicos (914,000 m³), pero una <text:span text:style-name="T2">desviación estándar gigantesca</text:span>.</text:p>
      <text:list text:style-name="L7">
        <text:list-item>
          <text:p text:style-name="P22">Esto significa que conviven pequeños ayuntamientos con gigantes como el <text:span text:style-name="T2">Canal de Isabel II </text:span><text:span text:style-name="T3">o la cervecera Mahou</text:span></text:p>
        </text:list-item>
        <text:list-item>
          <text:p text:style-name="P22">Para nuestro sistema de inferencia, esto es crítico: no podemos tratar igual a un pequeño vertido rural que a una gran infraestructura metropolitana. El modelo necesita entender esta <text:span text:style-name="T2">desigualdad de escala</text:span> para no generar falsos positivos en zonas de bajo caudal.</text:p>
        </text:list-item>
      </text:list>
      <text:p text:style-name="Text_20_body">En resumen, este mapa nos permite saber <text:span text:style-name="T2">dónde mirar y qué esperar</text:span> antes de que el sensor detecte la primera anomalía</text:p>
      <text:p text:style-name="P18"/>
      <text:h text:style-name="P3" text:outline-level="1">Autorizados a realizar vertidos</text:h>
      <text:p text:style-name="P18">Si en la diapositiva anterior vimos <text:span text:style-name="T4">quiénes</text:span> son, en esta analizamos <text:span text:style-name="T4">cuánto</text:span> vierten y <text:span text:style-name="T4">dónde</text:span> ocurren las anomalías. Los datos nos revelan una realidad extremadamente asimétrica que condiciona toda nuestra estrategia de vigilancia.</text:p>
      <text:p text:style-name="Text_20_body">Quiero destacar tres conclusiones fundamentales que hemos extraído del análisis estadístico y de explicabilidad (xAI):</text:p>
      <text:p text:style-name="P9"><text:span text:style-name="T2">1. La Ley del 1% (Concentración Extrema)</text:span> Fíjense en la gráfica de la izquierda, la <text:span text:style-name="T2">Curva de Lorenz</text:span>. Nos muestra un desequilibrio radical: <text:span text:style-name="T2">el 1% de los titulares autorizados es responsable del 80% del volumen total vertido</text:span> ,.</text:p>
      <text:p text:style-name="Text_20_body">+1</text:p>
      <text:list text:style-name="L8">
        <text:list-item>
          <text:p text:style-name="P23">Esto es un hallazgo operativo crítico. Significa que no necesitamos vigilar con la misma intensidad los 1,800 puntos. Si controlamos estrictamente a ese <text:span text:style-name="T2">1% de grandes actores</text:span>, tenemos controlado el 80% del caudal de agua residual del sistema. Es un problema de 'pocos actores con mucho impacto'.</text:p>
        </text:list-item>
      </text:list>
      <text:p text:style-name="P10"><text:span text:style-name="T2">2. El Punto Crítico del Sistema</text:span> Al bajar al detalle territorial, los datos señalan un claro 'punto caliente': el tributario con mayor presión por contaminación es el <text:span text:style-name="T2">río Jarama, específicamente en la zona de Rivas</text:span>.</text:p>
      <text:list text:style-name="L9">
        <text:list-item>
          <text:p text:style-name="P24">Esto valida lo que comentábamos antes: aunque el perfil típico es un vertido mediano en Madrid, la acumulación en ciertos afluentes crea zonas de sacrificio que requieren sensores dedicados.</text:p>
        </text:list-item>
      </text:list>
      <text:p text:style-name="Text_20_body"><text:span text:style-name="T2">3. Lecciones de la IA: El Falso Positivo Geográfico</text:span> Por último, observen el <text:span text:style-name="T2">Mapa de Anomalías</text:span> a la derecha. Los puntos rojos indican qué vertidos el modelo consideró 'anómalos'.</text:p>
      <text:list text:style-name="L10">
        <text:list-item>
          <text:p text:style-name="P26">Aquí nos llevamos una sorpresa. Usando técnicas de <text:span text:style-name="T2">Explicabilidad (SHAP)</text:span>, descubrimos que el modelo estaba marcando como anomalías vertidos en <text:span text:style-name="T3">Badajoz</text:span> simplemente por estar muy lejos del núcleo de Madrid ,.</text:p>
          <text:p text:style-name="P25">+1</text:p>
        </text:list-item>
        <text:list-item>
          <text:p text:style-name="P25">Como la gran mayoría de datos son de Madrid, la IA aprendió erróneamente que 'lo normal es estar en Madrid' y que 'estar lejos es sospechoso'.</text:p>
        </text:list-item>
        <text:list-item>
          <text:p text:style-name="P25">Esto no es un error de los datos, sino un <text:span text:style-name="T2">sesgo de contexto</text:span>. Gracias a este análisis, hemos podido recalibrar el sistema para que entienda que un vertido lejano no es necesariamente ilegal, evitando alertas falsas en zonas rurales periféricas</text:p>
        </text:list-item>
      </text:list>
      <text:p text:style-name="P18"/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layfair Display" svg:font-family="'Playfair Display', 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9T17:58:52.599422971</meta:creation-date>
    <meta:print-date>2026-01-19T18:17:25.237896383</meta:print-date>
    <meta:printed-by>PDF files</meta:printed-by>
    <dc:date>2026-01-19T18:17:54.651272905</dc:date>
    <meta:editing-duration>PT29S</meta:editing-duration>
    <meta:editing-cycles>1</meta:editing-cycles>
    <meta:document-statistic meta:table-count="0" meta:image-count="0" meta:object-count="0" meta:page-count="6" meta:paragraph-count="50" meta:word-count="1315" meta:character-count="8135" meta:non-whitespace-character-count="6894"/>
    <meta:generator>LibreOffice/24.2.7.2$Linux_X86_64 LibreOffice_project/420$Build-2</meta:generator>
  </office:meta>
</office:document-meta>
</file>